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long line long line long line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7:12:23.486530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3-31T10:58:13.551519885</meta:creation-date>
    <dc:date>2020-10-15T17:12:33.984760927</dc:date>
    <meta:editing-duration>PT13M50S</meta:editing-duration>
    <meta:editing-cycles>6</meta:editing-cycles>
    <meta:generator>LibreOfficeDev/7.1.0.0.alpha0$Linux_X86_64 LibreOffice_project/396b12ec0b6c47a31e5f65784597bc3cf2803733</meta:generator>
    <meta:document-statistic meta:table-count="1" meta:cell-count="4" meta:object-count="0"/>
  </office:meta>
</office:document-meta>
</file>